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54.08pt" svg:y="33.7pt">
            <loext:p draw:notify-on-update-of-ranges="Sheet1.A1:Sheet1.A1 Sheet1.A2:Sheet1.A11 Sheet1.B1:Sheet1.B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x_velocit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table:formula="of:=2272.2589*[.A2]^3-11250.41*[.A2]^2-11169.737*[.A2]+42770.28" office:value-type="float" office:value="22622.3919" calcext:value-type="float">
            <text:p>22622.3919</text:p>
          </table:table-cell>
          <table:table-cell table:formula="of:=0.0000668585*EXP(2.409103*[.A2])" office:value-type="float" office:value="0.000743732513856" calcext:value-type="float">
            <text:p>0.0007437325</text:p>
          </table:table-cell>
          <table:table-cell table:formula="of:=0.00008807393*[.A2]^10.1143" office:value-type="float" office:value="0.00008807393" calcext:value-type="float">
            <text:p>8.807393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formula="of:=2272.2589*[.A3]^3-11250.41*[.A3]^2-11169.737*[.A3]+42770.28" office:value-type="float" office:value="-6392.7628" calcext:value-type="float">
            <text:p>-6392.7628</text:p>
          </table:table-cell>
          <table:table-cell table:formula="of:=0.0000668585*EXP(2.409103*[.A3])" office:value-type="float" office:value="0.0082732644640033" calcext:value-type="float">
            <text:p>0.0082732645</text:p>
          </table:table-cell>
          <table:table-cell table:formula="of:=0.00008807393*[.A3]^10.1143" office:value-type="float" office:value="0.0976236544060298" calcext:value-type="float">
            <text:p>0.09762365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2272.2589*[.A4]^3-11250.41*[.A4]^2-11169.737*[.A4]+42770.28" office:value-type="float" office:value="-30641.6307" calcext:value-type="float">
            <text:p>-30641.6307</text:p>
          </table:table-cell>
          <table:table-cell table:formula="of:=0.0000668585*EXP(2.409103*[.A4])" office:value-type="float" office:value="0.0920316156899824" calcext:value-type="float">
            <text:p>0.0920316157</text:p>
          </table:table-cell>
          <table:table-cell table:formula="of:=0.00008807393*[.A4]^10.1143" office:value-type="float" office:value="5.89650786699958" calcext:value-type="float">
            <text:p>5.8965078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2272.2589*[.A5]^3-11250.41*[.A5]^2-11169.737*[.A5]+42770.28" office:value-type="float" office:value="-36490.6584" calcext:value-type="float">
            <text:p>-36490.6584</text:p>
          </table:table-cell>
          <table:table-cell table:formula="of:=0.0000668585*EXP(2.409103*[.A5])" office:value-type="float" office:value="1.02375771055797" calcext:value-type="float">
            <text:p>1.0237577106</text:p>
          </table:table-cell>
          <table:table-cell table:formula="of:=0.00008807393*[.A5]^10.1143" office:value-type="float" office:value="108.20884113594" calcext:value-type="float">
            <text:p>108.2088411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2272.2589*[.A6]^3-11250.41*[.A6]^2-11169.737*[.A6]+42770.28" office:value-type="float" office:value="-10306.2925" calcext:value-type="float">
            <text:p>-10306.2925</text:p>
          </table:table-cell>
          <table:table-cell table:formula="of:=0.0000668585*EXP(2.409103*[.A6])" office:value-type="float" office:value="11.3882587203234" calcext:value-type="float">
            <text:p>11.3882587203</text:p>
          </table:table-cell>
          <table:table-cell table:formula="of:=0.00008807393*[.A6]^10.1143" office:value-type="float" office:value="1033.80752859594" calcext:value-type="float">
            <text:p>1033.80752859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formula="of:=2272.2589*[.A7]^3-11250.41*[.A7]^2-11169.737*[.A7]+42770.28" office:value-type="float" office:value="61545.0204" calcext:value-type="float">
            <text:p>61545.0204</text:p>
          </table:table-cell>
          <table:table-cell table:formula="of:=0.0000668585*EXP(2.409103*[.A7])" office:value-type="float" office:value="126.682744699756" calcext:value-type="float">
            <text:p>126.6827446998</text:p>
          </table:table-cell>
          <table:table-cell table:formula="of:=0.00008807393*[.A7]^10.1143" office:value-type="float" office:value="6535.85738947272" calcext:value-type="float">
            <text:p>6535.85738947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0000" calcext:value-type="float">
            <text:p>5.00E+04</text:p>
          </table:table-cell>
          <table:table-cell table:formula="of:=2272.2589*[.A8]^3-11250.41*[.A8]^2-11169.737*[.A8]+42770.28" office:value-type="float" office:value="192696.8337" calcext:value-type="float">
            <text:p>192696.8337</text:p>
          </table:table-cell>
          <table:table-cell table:formula="of:=0.0000668585*EXP(2.409103*[.A8])" office:value-type="float" office:value="1409.21612327119" calcext:value-type="float">
            <text:p>1409.2161232712</text:p>
          </table:table-cell>
          <table:table-cell table:formula="of:=0.00008807393*[.A8]^10.1143" office:value-type="float" office:value="31075.8117412984" calcext:value-type="float">
            <text:p>31075.8117412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00000" calcext:value-type="float">
            <text:p>5.00E+05</text:p>
          </table:table-cell>
          <table:table-cell table:formula="of:=2272.2589*[.A9]^3-11250.41*[.A9]^2-11169.737*[.A9]+42770.28" office:value-type="float" office:value="396782.7008" calcext:value-type="float">
            <text:p>396782.7008</text:p>
          </table:table-cell>
          <table:table-cell table:formula="of:=0.0000668585*EXP(2.409103*[.A9])" office:value-type="float" office:value="15676.0898005024" calcext:value-type="float">
            <text:p>15676.0898005024</text:p>
          </table:table-cell>
          <table:table-cell table:formula="of:=0.00008807393*[.A9]^10.1143" office:value-type="float" office:value="119941.763819691" calcext:value-type="float">
            <text:p>119941.7638196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800000" calcext:value-type="float">
            <text:p>8.00E+05</text:p>
          </table:table-cell>
          <table:table-cell table:formula="of:=2272.2589*[.A10]^3-11250.41*[.A10]^2-11169.737*[.A10]+42770.28" office:value-type="float" office:value="687436.1751" calcext:value-type="float">
            <text:p>687436.1751</text:p>
          </table:table-cell>
          <table:table-cell table:formula="of:=0.0000668585*EXP(2.409103*[.A10])" office:value-type="float" office:value="174380.485275022" calcext:value-type="float">
            <text:p>174380.485275022</text:p>
          </table:table-cell>
          <table:table-cell table:formula="of:=0.00008807393*[.A10]^10.1143" office:value-type="float" office:value="394768.406787207" calcext:value-type="float">
            <text:p>394768.4067872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000000" calcext:value-type="float">
            <text:p>1.00E+06</text:p>
          </table:table-cell>
          <table:table-cell table:formula="of:=2272.2589*[.A11]^3-11250.41*[.A11]^2-11169.737*[.A11]+42770.28" office:value-type="float" office:value="1078290.81" calcext:value-type="float">
            <text:p>1078290.81</text:p>
          </table:table-cell>
          <table:table-cell table:formula="of:=0.0000668585*EXP(2.409103*[.A11])" office:value-type="float" office:value="1939804.76201263" calcext:value-type="float">
            <text:p>1939804.76201263</text:p>
          </table:table-cell>
          <table:table-cell table:formula="of:=0.00008807393*[.A11]^10.1143" office:value-type="float" office:value="1145901.73157939" calcext:value-type="float">
            <text:p>1145901.73157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4:10:57.070433683</meta:creation-date>
    <dc:date>2020-12-28T09:53:44.944634683</dc:date>
    <meta:editing-duration>P6DT18H22M7S</meta:editing-duration>
    <meta:editing-cycles>1</meta:editing-cycles>
    <meta:document-statistic meta:table-count="1" meta:cell-count="5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579d1c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moving-average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19cm" svg:y="3.454cm" style:legend-expansion="high" chart:style-name="ch2"/>
        <chart:plot-area chart:style-name="ch3" table:cell-range-address="Sheet1.A1:Sheet1.B11" chart:data-source-has-labels="row" svg:x="0.32cm" svg:y="0.18cm" svg:width="11.079cm" svg:height="8.64cm">
          <chartooo:coordinate-region svg:x="1.682cm" svg:y="0.379cm" svg:width="9.3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scatter">
            <chart:domain table:cell-range-address="Sheet1.A2:Sheet1.A11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/>
            </chart:regression-curve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0005">
                <text:p>0.0005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0000">
                <text:p>1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